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_20_concave" draw:marker-end-width="0.15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gr4" style:family="graphic" style:parent-style-name="objectwithoutfill">
      <style:graphic-properties svg:stroke-width="0.025cm" svg:stroke-color="#00008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="Arrow_20_concave" draw:marker-start-width="0.127cm" draw:marker-end="" draw:marker-end-width="0.33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0.718cm"/>
    </style:style>
    <style:style style:name="gr7" style:family="graphic" style:parent-style-name="objectwithoutfill">
      <style:graphic-properties svg:stroke-width="0.025cm" draw:marker-start="Arrow" draw:marker-start-width="0.127cm" draw:marker-end="Arrow" draw:marker-end-width="0.127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fo:min-height="0.693cm"/>
    </style:style>
    <style:style style:name="gr9" style:family="graphic" style:parent-style-name="standard">
      <style:graphic-properties draw:stroke="none" draw:fill="hatch" draw:fill-color="#000000" draw:fill-hatch-name="Black_20_45_20_Degrees" draw:textarea-horizontal-align="justify" draw:textarea-vertical-align="middle" draw:auto-grow-height="false" draw:shadow-offset-x="0.203cm" draw:shadow-offset-y="0.203cm"/>
    </style:style>
    <style:style style:name="gr10" style:family="graphic" style:parent-style-name="objectwithoutfill">
      <style:graphic-properties svg:stroke-width="0.254cm" svg:stroke-color="#ffffff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gr13" style:family="graphic" style:parent-style-name="objectwithoutfill">
      <style:graphic-properties svg:stroke-width="0.025cm" draw:marker-start="Arrow_20_concave" draw:marker-start-width="0.127cm" draw:marker-end="Arrow_20_concave" draw:marker-end-width="0.127cm" draw:fill="none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draw:marker-start="" draw:marker-start-width="0.102cm" draw:marker-end="" draw:marker-end-width="0.102cm" draw:fill="none" draw:textarea-vertical-align="middle"/>
    </style:style>
    <style:style style:name="gr15" style:family="graphic" style:parent-style-name="objectwithoutfill">
      <style:graphic-properties draw:stroke="dash" draw:stroke-dash="_32__20_Dots_20_1_20_Dash"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8pt" style:font-weight-asian="normal" style:font-size-complex="18pt"/>
    </style:style>
    <style:style style:name="P3" style:family="paragraph">
      <style:text-properties fo:font-size="14pt" style:font-size-asian="18pt" style:font-weight-asian="normal" style:font-size-complex="18pt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34cm" svg:y1="11.866cm" svg:x2="26.684cm" svg:y2="11.827cm">
          <text:p/>
        </draw:line>
        <draw:g>
          <draw:g>
            <draw:line draw:style-name="gr2" draw:text-style-name="P1" draw:layer="layout" svg:x1="1.552cm" svg:y1="12.943cm" svg:x2="1.552cm" svg:y2="11.927cm">
              <text:p/>
            </draw:line>
            <draw:line draw:style-name="gr2" draw:text-style-name="P1" draw:layer="layout" svg:x1="1.552cm" svg:y1="12.943cm" svg:x2="2.34cm" svg:y2="12.943cm">
              <text:p/>
            </draw:line>
            <draw:frame draw:style-name="gr3" draw:text-style-name="P2" draw:layer="layout" svg:width="0.492cm" svg:height="0.758cm" svg:x="1.004cm" svg:y="11.558cm">
              <draw:text-box>
                <text:p text:style-name="P2">y</text:p>
              </draw:text-box>
            </draw:frame>
            <draw:frame draw:style-name="gr3" draw:text-style-name="P2" draw:layer="layout" svg:width="0.492cm" svg:height="0.758cm" svg:x="2.14cm" svg:y="12.805cm">
              <draw:text-box>
                <text:p text:style-name="P2">X</text:p>
              </draw:text-box>
            </draw:frame>
          </draw:g>
        </draw:g>
        <draw:line draw:style-name="gr1" draw:text-style-name="P1" draw:layer="layout" svg:x1="10.336cm" svg:y1="6.69cm" svg:x2="10.34cm" svg:y2="11.827cm">
          <text:p/>
        </draw:line>
        <draw:path draw:style-name="gr4" draw:text-style-name="P1" draw:layer="layout" svg:width="7.889cm" svg:height="4.288cm" draw:transform="skewX (0.878075146678347) rotate (-0.565312144720964) translate (3.52054033436385cm 1.66699962676072cm)" svg:viewBox="0 0 7890 4289" svg:d="m0 0c4743-4 7890 4289 7890 4289">
          <text:p/>
        </draw:path>
        <draw:line draw:style-name="gr5" draw:text-style-name="P1" draw:layer="layout" svg:x1="5.304cm" svg:y1="4.08cm" svg:x2="3.522cm" svg:y2="4.08cm">
          <text:p/>
        </draw:line>
        <draw:line draw:style-name="gr5" draw:text-style-name="P1" draw:layer="layout" svg:x1="5.086cm" svg:y1="3.229cm" svg:x2="3.522cm" svg:y2="3.229cm">
          <text:p/>
        </draw:line>
        <draw:line draw:style-name="gr5" draw:text-style-name="P1" draw:layer="layout" svg:x1="4.427cm" svg:y1="2.378cm" svg:x2="3.522cm" svg:y2="2.378cm">
          <text:p/>
        </draw:line>
        <draw:line draw:style-name="gr5" draw:text-style-name="P1" draw:layer="layout" svg:x1="5.086cm" svg:y1="5.027cm" svg:x2="3.522cm" svg:y2="5.027cm">
          <text:p/>
        </draw:line>
        <draw:line draw:style-name="gr5" draw:text-style-name="P1" draw:layer="layout" svg:x1="4.427cm" svg:y1="5.976cm" svg:x2="3.522cm" svg:y2="5.976cm">
          <text:p/>
        </draw:line>
        <draw:frame draw:style-name="gr6" draw:text-style-name="P3" draw:layer="layout" svg:width="1.918cm" svg:height="0.968cm" svg:x="5.178cm" svg:y="3.681cm">
          <draw:text-box>
            <text:p text:style-name="P3">U<text:span text:style-name="T1">x</text:span>(y)</text:p>
          </draw:text-box>
        </draw:frame>
        <draw:line draw:style-name="gr7" draw:text-style-name="P1" draw:layer="layout" svg:x1="2.554cm" svg:y1="1.667cm" svg:x2="2.554cm" svg:y2="6.747cm">
          <text:p/>
        </draw:line>
        <draw:frame draw:style-name="gr8" draw:layer="layout" svg:width="0.788cm" svg:height="0.962cm" svg:x="1.848cm" svg:y="3.645cm">
          <draw:text-box>
            <text:p>h</text:p>
          </draw:text-box>
        </draw:frame>
        <draw:g>
          <draw:custom-shape draw:style-name="gr9" draw:text-style-name="P1" draw:layer="layout" svg:width="0.393cm" svg:height="5.28cm" svg:x="9.947cm" svg:y="6.5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1" draw:layer="layout" svg:x1="9.947cm" svg:y1="7.001cm" svg:x2="10.242cm" svg:y2="6.493cm">
            <text:p/>
          </draw:line>
          <draw:custom-shape draw:style-name="gr11" draw:text-style-name="P1" draw:layer="layout" svg:width="0.254cm" svg:height="0.127cm" svg:x="10.281cm" svg:y="6.6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1" draw:layer="layout" svg:width="16.737cm" svg:height="0.508cm" svg:x="9.947cm" svg:y="11.85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9.719cm" svg:height="5.005cm" draw:transform="skewX (0.171042266695444) rotate (-1.05627326330697) translate (23.4316587926705cm 1.65399930160211cm)" svg:viewBox="0 0 9720 5006" svg:d="m0 0c5845-4 9720 5006 9720 5006">
          <text:p/>
        </draw:path>
        <draw:line draw:style-name="gr5" draw:text-style-name="P1" draw:layer="layout" svg:x1="24.713cm" svg:y1="6.486cm" svg:x2="23.433cm" svg:y2="6.486cm">
          <text:p/>
        </draw:line>
        <draw:line draw:style-name="gr5" draw:text-style-name="P1" draw:layer="layout" svg:x1="24.556cm" svg:y1="4.782cm" svg:x2="23.433cm" svg:y2="4.782cm">
          <text:p/>
        </draw:line>
        <draw:line draw:style-name="gr5" draw:text-style-name="P1" draw:layer="layout" svg:x1="24.083cm" svg:y1="3.078cm" svg:x2="23.433cm" svg:y2="3.078cm">
          <text:p/>
        </draw:line>
        <draw:line draw:style-name="gr5" draw:text-style-name="P1" draw:layer="layout" svg:x1="24.556cm" svg:y1="8.383cm" svg:x2="23.433cm" svg:y2="8.383cm">
          <text:p/>
        </draw:line>
        <draw:line draw:style-name="gr5" draw:text-style-name="P1" draw:layer="layout" svg:x1="24.083cm" svg:y1="10.283cm" svg:x2="23.433cm" svg:y2="10.283cm">
          <text:p/>
        </draw:line>
        <draw:line draw:style-name="gr1" draw:text-style-name="P1" draw:layer="layout" svg:x1="23.422cm" svg:y1="1.666cm" svg:x2="23.441cm" svg:y2="11.826cm">
          <text:p/>
        </draw:line>
        <draw:line draw:style-name="gr12" draw:text-style-name="P1" draw:layer="layout" svg:x1="2.359cm" svg:y1="1.667cm" svg:x2="3.54cm" svg:y2="1.667cm">
          <text:p/>
        </draw:line>
        <draw:line draw:style-name="gr12" draw:text-style-name="P1" draw:layer="layout" svg:x1="2.358cm" svg:y1="6.766cm" svg:x2="3.539cm" svg:y2="6.766cm">
          <text:p/>
        </draw:line>
        <draw:line draw:style-name="gr12" draw:text-style-name="P1" draw:layer="layout" svg:x1="26.367cm" svg:y1="11.831cm" svg:x2="27.548cm" svg:y2="11.831cm">
          <text:p/>
        </draw:line>
        <draw:line draw:style-name="gr7" draw:text-style-name="P1" draw:layer="layout" svg:x1="27.223cm" svg:y1="1.667cm" svg:x2="27.275cm" svg:y2="11.827cm">
          <text:p/>
        </draw:line>
        <draw:line draw:style-name="gr12" draw:text-style-name="P1" draw:layer="layout" svg:x1="26.367cm" svg:y1="1.664cm" svg:x2="27.548cm" svg:y2="1.664cm">
          <text:p/>
        </draw:line>
        <draw:frame draw:style-name="gr8" draw:layer="layout" svg:width="0.788cm" svg:height="0.962cm" svg:x="27.471cm" svg:y="6.166cm">
          <draw:text-box>
            <text:p>H</text:p>
          </draw:text-box>
        </draw:frame>
        <draw:line draw:style-name="gr13" draw:text-style-name="P1" draw:layer="layout" svg:x1="10.345cm" svg:y1="13.035cm" svg:x2="26.688cm" svg:y2="13.035cm">
          <text:p/>
        </draw:line>
        <draw:line draw:style-name="gr12" draw:text-style-name="P1" draw:layer="layout" svg:x1="10.332cm" svg:y1="11.827cm" svg:x2="10.332cm" svg:y2="13.351cm">
          <text:p/>
        </draw:line>
        <draw:line draw:style-name="gr12" draw:text-style-name="P1" draw:layer="layout" svg:x1="26.688cm" svg:y1="11.826cm" svg:x2="26.688cm" svg:y2="13.35cm">
          <text:p/>
        </draw:line>
        <draw:frame draw:style-name="gr8" draw:text-style-name="P1" draw:layer="layout" svg:width="2.149cm" svg:height="0.962cm" svg:x="17.966cm" svg:y="13.007cm">
          <draw:text-box>
            <text:p text:style-name="P1">30 H</text:p>
          </draw:text-box>
        </draw:frame>
        <draw:line draw:style-name="gr1" draw:text-style-name="P1" draw:layer="layout" svg:x1="3.478cm" svg:y1="6.777cm" svg:x2="10.336cm" svg:y2="6.777cm">
          <text:p/>
        </draw:line>
        <draw:line draw:style-name="gr14" draw:text-style-name="P1" draw:layer="layout" svg:x1="3.503cm" svg:y1="1.667cm" svg:x2="3.503cm" svg:y2="6.747cm">
          <text:p/>
        </draw:line>
        <draw:custom-shape draw:style-name="gr9" draw:text-style-name="P1" draw:layer="layout" svg:width="6.575cm" svg:height="0.508cm" svg:x="3.623cm" svg:y="6.7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127cm" draw:transform="rotate (0.80930917414977) translate (9.593cm 7.37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3.512cm" svg:y1="13.065cm" svg:x2="10.294cm" svg:y2="13.04cm">
          <text:p/>
        </draw:line>
        <draw:frame draw:style-name="gr8" draw:text-style-name="P1" draw:layer="layout" svg:width="2.149cm" svg:height="0.962cm" svg:x="5.967cm" svg:y="13.025cm">
          <draw:text-box>
            <text:p text:style-name="P1">10 H</text:p>
          </draw:text-box>
        </draw:frame>
        <draw:line draw:style-name="gr12" draw:text-style-name="P1" draw:layer="layout" svg:x1="3.506cm" svg:y1="6.783cm" svg:x2="3.506cm" svg:y2="13.26cm">
          <text:p/>
        </draw:line>
        <draw:line draw:style-name="gr15" draw:text-style-name="P1" draw:layer="layout" svg:x1="3.54cm" svg:y1="1.666cm" svg:x2="26.4cm" svg:y2="1.666cm">
          <text:p/>
        </draw:line>
        <draw:frame draw:style-name="gr8" draw:layer="layout" svg:width="1.294cm" svg:height="1.171cm" svg:x="5.248cm" svg:y="2.345cm">
          <draw:text-box>
            <text:p>T<text:span text:style-name="T1">in</text:span></text:p>
          </draw:text-box>
        </draw:frame>
        <draw:frame draw:style-name="gr8" draw:layer="layout" svg:width="1.294cm" svg:height="1.171cm" svg:x="17.486cm" svg:y="10.697cm">
          <draw:text-box>
            <text:p>T<text:span text:style-name="T1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254cm" draw:rotation="4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5T17:10:35</meta:creation-date>
    <dc:date>2012-11-15T12:24:57</dc:date>
    <meta:editing-duration>PT21M55S</meta:editing-duration>
    <meta:editing-cycles>9</meta:editing-cycles>
    <meta:generator>LibreOffice/3.5$Linux_x86 LibreOffice_project/350m1$Build-2</meta:generator>
    <meta:document-statistic meta:object-count="49"/>
  </office:meta>
</office:document-meta>
</file>